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25H00M00S" calcext:value-type="time">
            <text:p>25:00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7]-[.B1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8]-[.B1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9]-[.B19]" office:value-type="time" office:time-value="PT00H00M00S" calcext:value-type="time">
            <text:p>00:00:00</text:p>
          </table:table-cell>
          <table:table-cell table:style-name="ce11"/>
          <table:table-cell/>
        </table:table-row>
        <table:table-row table:style-name="ro1">
          <table:table-cell table:number-columns-repeated="4"/>
          <table:table-cell table:formula="of:=[.C20]-[.B2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1]-[.B2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2]-[.B2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3]-[.B2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4]-[.B2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5]-[.B2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16:42:25.0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10T19:50:15.633000000</dc:date>
    <meta:editing-duration>P1DT7H38M16S</meta:editing-duration>
    <meta:editing-cycles>29</meta:editing-cycles>
    <meta:generator>LibreOffice/7.2.5.2$Windows_X86_64 LibreOffice_project/499f9727c189e6ef3471021d6132d4c694f357e5</meta:generator>
    <meta:document-statistic meta:table-count="1" meta:cell-count="90" meta:object-count="0"/>
  </office:meta>
</office:document-meta>
</file>